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Factory.newSchema( File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Factory.setProperty( String name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Factory.setFeature( String name ,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Factory.newSchema( URL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Factory.newInstance( String schemaLangu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maFactory.getFeatur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Factory.get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Factory.newSchema( Source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Factory.newInstance( String schemaLanguage , String factoryClassName , ClassLoader classLo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hemaFactory.Schema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